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62495"/>
    </style:style>
    <style:style style:name="P14" style:family="paragraph" style:parent-style-name="Standard">
      <style:paragraph-properties fo:text-align="justify" style:justify-single-word="false"/>
      <style:text-properties officeooo:paragraph-rsid="0019ed3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text-line-through-style="solid" style:text-line-through-type="single" style:text-underline-style="none"/>
    </style:style>
    <style:style style:name="P17"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18" style:family="paragraph" style:parent-style-name="Standard">
      <style:text-properties officeooo:rsid="0025f51c" officeooo:paragraph-rsid="0025f51c"/>
    </style:style>
    <style:style style:name="P19" style:family="paragraph" style:parent-style-name="Standard">
      <style:paragraph-properties fo:text-align="justify" style:justify-single-word="false"/>
      <style:text-properties style:text-underline-style="none"/>
    </style:style>
    <style:style style:name="P20" style:family="paragraph" style:parent-style-name="Standard" style:list-style-name="L1">
      <style:paragraph-properties fo:text-align="justify" style:justify-single-word="false"/>
      <style:text-properties style:text-underline-style="none"/>
    </style:style>
    <style:style style:name="P21" style:family="paragraph" style:parent-style-name="Standard" style:list-style-name="L2">
      <style:paragraph-properties fo:text-align="justify" style:justify-single-word="false"/>
      <style:text-properties style:text-underline-style="none"/>
    </style:style>
    <style:style style:name="P22" style:family="paragraph" style:parent-style-name="Standard" style:list-style-name="L4">
      <style:paragraph-properties fo:text-align="justify" style:justify-single-word="false"/>
      <style:text-properties style:text-underline-style="none"/>
    </style:style>
    <style:style style:name="P23" style:family="paragraph" style:parent-style-name="Standard" style:list-style-name="L5">
      <style:paragraph-properties fo:text-align="justify" style:justify-single-word="false"/>
      <style:text-properties style:text-underline-style="none"/>
    </style:style>
    <style:style style:name="P24" style:family="paragraph" style:parent-style-name="Standard" style:list-style-name="L6">
      <style:paragraph-properties fo:text-align="justify" style:justify-single-word="false"/>
      <style:text-properties style:text-underline-style="none"/>
    </style:style>
    <style:style style:name="P25" style:family="paragraph" style:parent-style-name="Standard" style:list-style-name="L7">
      <style:paragraph-properties fo:text-align="justify" style:justify-single-word="false"/>
      <style:text-properties style:text-underline-style="none"/>
    </style:style>
    <style:style style:name="P26" style:family="paragraph" style:parent-style-name="Standard" style:list-style-name="L13">
      <style:paragraph-properties fo:text-align="justify" style:justify-single-word="false"/>
      <style:text-properties style:text-underline-style="none"/>
    </style:style>
    <style:style style:name="P27" style:family="paragraph" style:parent-style-name="Standard" style:list-style-name="L14">
      <style:paragraph-properties fo:text-align="justify" style:justify-single-word="false"/>
      <style:text-properties style:text-underline-style="none"/>
    </style:style>
    <style:style style:name="P28" style:family="paragraph" style:parent-style-name="Standard" style:list-style-name="L15">
      <style:paragraph-properties fo:text-align="justify" style:justify-single-word="false"/>
      <style:text-properties style:text-underline-style="none"/>
    </style:style>
    <style:style style:name="P29" style:family="paragraph" style:parent-style-name="Standard" style:list-style-name="L16">
      <style:paragraph-properties fo:text-align="justify" style:justify-single-word="false"/>
      <style:text-properties style:text-underline-style="none"/>
    </style:style>
    <style:style style:name="P30" style:family="paragraph" style:parent-style-name="Standard" style:list-style-name="L17">
      <style:paragraph-properties fo:text-align="justify" style:justify-single-word="false"/>
      <style:text-properties style:text-underline-style="none"/>
    </style:style>
    <style:style style:name="P31" style:family="paragraph" style:parent-style-name="Standard" style:list-style-name="L17">
      <style:paragraph-properties fo:text-align="justify" style:justify-single-word="false"/>
      <style:text-properties style:text-underline-style="none" officeooo:paragraph-rsid="000b066e"/>
    </style:style>
    <style:style style:name="P32" style:family="paragraph" style:parent-style-name="Standard" style:list-style-name="L19">
      <style:paragraph-properties fo:text-align="justify" style:justify-single-word="false"/>
      <style:text-properties style:text-underline-style="none"/>
    </style:style>
    <style:style style:name="P33" style:family="paragraph" style:parent-style-name="Standard" style:list-style-name="L20">
      <style:paragraph-properties fo:text-align="justify" style:justify-single-word="false"/>
      <style:text-properties style:text-underline-style="none"/>
    </style:style>
    <style:style style:name="P34"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35" style:family="paragraph" style:parent-style-name="Standard" style:list-style-name="L21">
      <style:paragraph-properties fo:text-align="justify" style:justify-single-word="false"/>
      <style:text-properties style:text-underline-style="none"/>
    </style:style>
    <style:style style:name="P36" style:family="paragraph" style:parent-style-name="Standard" style:list-style-name="L22">
      <style:paragraph-properties fo:text-align="justify" style:justify-single-word="false"/>
      <style:text-properties style:text-underline-style="none"/>
    </style:style>
    <style:style style:name="P37" style:family="paragraph" style:parent-style-name="Standard">
      <style:paragraph-properties fo:text-align="justify" style:justify-single-word="false"/>
      <style:text-properties style:text-underline-style="none" officeooo:paragraph-rsid="00288885"/>
    </style:style>
    <style:style style:name="P38" style:family="paragraph" style:parent-style-name="Standard" style:list-style-name="L8">
      <style:paragraph-properties fo:text-align="start" style:justify-single-word="false"/>
      <style:text-properties style:text-underline-style="none" officeooo:paragraph-rsid="000b066e"/>
    </style:style>
    <style:style style:name="P39" style:family="paragraph" style:parent-style-name="Standard" style:list-style-name="L8">
      <style:paragraph-properties fo:text-align="start" style:justify-single-word="false"/>
      <style:text-properties style:text-underline-style="none" officeooo:paragraph-rsid="0011cbe6"/>
    </style:style>
    <style:style style:name="P40" style:family="paragraph" style:parent-style-name="Standard" style:list-style-name="L11">
      <style:paragraph-properties fo:text-align="start" style:justify-single-word="false"/>
      <style:text-properties style:text-underline-style="none"/>
    </style:style>
    <style:style style:name="P41" style:family="paragraph" style:parent-style-name="Standard" style:list-style-name="L12">
      <style:paragraph-properties fo:text-align="start" style:justify-single-word="false"/>
      <style:text-properties style:text-underline-style="none"/>
    </style:style>
    <style:style style:name="P42" style:family="paragraph" style:parent-style-name="Standard" style:list-style-name="L22">
      <style:paragraph-properties fo:text-align="start" style:justify-single-word="false"/>
      <style:text-properties style:text-underline-style="none"/>
    </style:style>
    <style:style style:name="P43" style:family="paragraph" style:parent-style-name="Standard" style:list-style-name="L8">
      <style:paragraph-properties fo:text-align="start" style:justify-single-word="false"/>
      <style:text-properties style:text-underline-style="none" officeooo:rsid="0019ed3e" officeooo:paragraph-rsid="0019ed3e"/>
    </style:style>
    <style:style style:name="P44" style:family="paragraph" style:parent-style-name="Standard" style:list-style-name="L8">
      <style:paragraph-properties fo:text-align="start" style:justify-single-word="false"/>
      <style:text-properties style:text-underline-style="none" officeooo:rsid="001f6331" officeooo:paragraph-rsid="001f6331"/>
    </style:style>
    <style:style style:name="P45" style:family="paragraph" style:parent-style-name="Standard" style:list-style-name="L10">
      <style:paragraph-properties fo:text-align="start" style:justify-single-word="false"/>
      <style:text-properties style:text-underline-style="none" officeooo:rsid="0006ce2e" officeooo:paragraph-rsid="0006ce2e"/>
    </style:style>
    <style:style style:name="P46" style:family="paragraph" style:parent-style-name="Standard" style:list-style-name="L10">
      <style:paragraph-properties fo:text-align="start" style:justify-single-word="false"/>
      <style:text-properties style:text-underline-style="none" officeooo:rsid="00015807" officeooo:paragraph-rsid="00015807"/>
    </style:style>
    <style:style style:name="P47" style:family="paragraph" style:parent-style-name="Standard" style:list-style-name="L2">
      <style:paragraph-properties fo:text-align="justify" style:justify-single-word="false"/>
      <style:text-properties style:text-underline-style="none" officeooo:rsid="00281fdf" officeooo:paragraph-rsid="00281fdf"/>
    </style:style>
    <style:style style:name="P48" style:family="paragraph" style:parent-style-name="Standard" style:list-style-name="L8">
      <style:paragraph-properties fo:text-align="start" style:justify-single-word="false"/>
      <style:text-properties style:text-underline-style="none" officeooo:rsid="00281fdf" officeooo:paragraph-rsid="00281fdf"/>
    </style:style>
    <style:style style:name="P49" style:family="paragraph" style:parent-style-name="Standard" style:list-style-name="L5">
      <style:paragraph-properties fo:text-align="justify" style:justify-single-word="false"/>
      <style:text-properties style:text-underline-style="none" officeooo:rsid="00288885" officeooo:paragraph-rsid="00288885"/>
    </style:style>
    <style:style style:name="P50" style:family="paragraph" style:parent-style-name="Standard" style:list-style-name="L8">
      <style:paragraph-properties fo:text-align="start" style:justify-single-word="false"/>
      <style:text-properties style:text-underline-style="none" officeooo:rsid="00288885" officeooo:paragraph-rsid="00288885"/>
    </style:style>
    <style:style style:name="P51" style:family="paragraph" style:parent-style-name="Standard" style:list-style-name="L3"/>
    <style:style style:name="P52" style:family="paragraph" style:parent-style-name="Standard" style:list-style-name="L5">
      <style:paragraph-properties fo:text-align="justify" style:justify-single-word="false"/>
    </style:style>
    <style:style style:name="P53" style:family="paragraph" style:parent-style-name="Standard" style:list-style-name="L6">
      <style:paragraph-properties fo:text-align="justify" style:justify-single-word="false"/>
    </style:style>
    <style:style style:name="P54" style:family="paragraph" style:parent-style-name="Standard" style:list-style-name="L17">
      <style:paragraph-properties fo:text-align="justify" style:justify-single-word="false"/>
    </style:style>
    <style:style style:name="P55" style:family="paragraph" style:parent-style-name="Standard" style:list-style-name="L18">
      <style:paragraph-properties fo:text-align="justify" style:justify-single-word="false"/>
    </style:style>
    <style:style style:name="P56" style:family="paragraph" style:parent-style-name="Standard">
      <style:paragraph-properties fo:text-align="start" style:justify-single-word="false"/>
    </style:style>
    <style:style style:name="P57" style:family="paragraph" style:parent-style-name="Standard" style:list-style-name="L8">
      <style:paragraph-properties fo:text-align="start" style:justify-single-word="false"/>
      <style:text-properties officeooo:paragraph-rsid="000b066e"/>
    </style:style>
    <style:style style:name="P58" style:family="paragraph" style:parent-style-name="Standard" style:list-style-name="L9">
      <style:paragraph-properties fo:text-align="start" style:justify-single-word="false"/>
      <style:text-properties officeooo:paragraph-rsid="000b066e"/>
    </style:style>
    <style:style style:name="P59"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60"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61"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62"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63" style:family="paragraph" style:parent-style-name="Standard">
      <style:paragraph-properties fo:text-align="justify" style:justify-single-word="false"/>
      <style:text-properties style:text-underline-style="solid" style:text-underline-width="auto" style:text-underline-color="font-color"/>
    </style:style>
    <style:style style:name="P64" style:family="paragraph" style:parent-style-name="Standard" style:list-style-name="L23"/>
    <style:style style:name="P65" style:family="paragraph" style:parent-style-name="Standard">
      <style:paragraph-properties fo:text-align="start" style:justify-single-word="false" fo:break-before="page"/>
      <style:text-properties style:text-underline-style="solid" style:text-underline-width="auto" style:text-underline-color="font-color" officeooo:paragraph-rsid="00015807"/>
    </style:style>
    <style:style style:name="P66" style:family="paragraph" style:parent-style-name="Standard">
      <style:paragraph-properties fo:text-align="justify" style:justify-single-word="false" fo:break-before="page"/>
      <style:text-properties style:text-underline-style="solid" style:text-underline-width="auto" style:text-underline-color="font-color"/>
    </style:style>
    <style:style style:name="P67" style:family="paragraph" style:parent-style-name="Preformatted_20_Text" style:list-style-name="L10">
      <style:paragraph-properties fo:text-align="start" style:justify-single-word="false"/>
      <style:text-properties fo:color="#008000" officeooo:paragraph-rsid="0006ce2e"/>
    </style:style>
    <style:style style:name="P68"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69" style:family="paragraph" style:parent-style-name="Contents_20_3">
      <style:paragraph-properties>
        <style:tab-stops>
          <style:tab-stop style:position="17.004cm" style:type="right" style:leader-style="dotted" style:leader-text="."/>
        </style:tab-stops>
      </style:paragraph-properties>
    </style:style>
    <style:style style:name="P70" style:family="paragraph" style:parent-style-name="Contents_20_1">
      <style:paragraph-properties>
        <style:tab-stops>
          <style:tab-stop style:position="18.002cm" style:type="right" style:leader-style="dotted" style:leader-text="."/>
        </style:tab-stops>
      </style:paragraph-properties>
    </style:style>
    <style:style style:name="P71" style:family="paragraph" style:parent-style-name="ANleitung_20_1" style:list-style-name=""/>
    <style:style style:name="P72" style:family="paragraph" style:parent-style-name="ANleitung_20_1" style:list-style-name="">
      <style:text-properties officeooo:paragraph-rsid="00266255"/>
    </style:style>
    <style:style style:name="P73" style:family="paragraph" style:parent-style-name="ANleitung_20_1">
      <style:paragraph-properties fo:break-before="page"/>
    </style:style>
    <style:style style:name="P74"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75" style:family="paragraph" style:parent-style-name="ANleitung_20_1">
      <style:paragraph-properties fo:break-before="page"/>
      <style:text-properties officeooo:paragraph-rsid="00266255"/>
    </style:style>
    <style:style style:name="P76" style:family="paragraph" style:parent-style-name="Anleitung_20_2">
      <style:paragraph-properties fo:text-align="justify" style:justify-single-word="false"/>
    </style:style>
    <style:style style:name="P77" style:family="paragraph" style:parent-style-name="Anleitung_20_2">
      <style:text-properties officeooo:rsid="0025f51c" officeooo:paragraph-rsid="0025f51c"/>
    </style:style>
    <style:style style:name="P78" style:family="paragraph" style:parent-style-name="Anleitung_20_2" style:list-style-name="">
      <style:text-properties style:text-underline-style="solid" style:text-underline-width="auto" style:text-underline-color="font-color"/>
    </style:style>
    <style:style style:name="P79" style:family="paragraph" style:parent-style-name="Anleitung_20_2">
      <style:paragraph-properties fo:margin-left="-0.026cm" fo:margin-right="0cm" fo:text-indent="0cm" style:auto-text-indent="false"/>
    </style:style>
    <style:style style:name="P80" style:family="paragraph" style:parent-style-name="Anleitung_20_2">
      <style:paragraph-properties fo:break-before="page"/>
    </style:style>
    <style:style style:name="P81" style:family="paragraph" style:parent-style-name="Anleitung_20_3">
      <style:paragraph-properties fo:text-align="start" style:justify-single-word="false"/>
      <style:text-properties style:text-underline-style="solid" style:text-underline-width="auto" style:text-underline-color="font-color"/>
    </style:style>
    <style:style style:name="P82" style:family="paragraph" style:parent-style-name="Anleitung_20_3">
      <style:paragraph-properties fo:text-align="justify" style:justify-single-word="false"/>
      <style:text-properties style:text-underline-style="solid" style:text-underline-width="auto" style:text-underline-color="font-color"/>
    </style:style>
    <style:style style:name="P83"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84"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85"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e2e"/>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0b066e" style:font-size-asian="32pt" style:font-size-complex="32pt"/>
    </style:style>
    <style:style style:name="T12" style:family="text">
      <style:text-properties fo:font-size="32pt" style:text-underline-style="none" officeooo:rsid="0025f51c" style:font-size-asian="32pt" style:font-size-complex="32pt"/>
    </style:style>
    <style:style style:name="T13" style:family="text">
      <style:text-properties officeooo:rsid="00015807"/>
    </style:style>
    <style:style style:name="T14" style:family="text">
      <style:text-properties officeooo:rsid="0006ce2e"/>
    </style:style>
    <style:style style:name="T15" style:family="text">
      <style:text-properties fo:color="#000000"/>
    </style:style>
    <style:style style:name="T16" style:family="text">
      <style:text-properties officeooo:rsid="000b066e"/>
    </style:style>
    <style:style style:name="T17" style:family="text">
      <style:text-properties fo:font-size="24pt" style:text-underline-style="none" style:font-size-asian="24pt" style:font-size-complex="24pt"/>
    </style:style>
    <style:style style:name="T18" style:family="text">
      <style:text-properties fo:font-size="24pt" style:text-underline-style="none" officeooo:rsid="00242fc0" style:font-size-asian="24pt" style:font-size-complex="24pt"/>
    </style:style>
    <style:style style:name="T19" style:family="text">
      <style:text-properties fo:font-size="24pt" style:text-underline-style="none" officeooo:rsid="0025f51c" style:font-size-asian="24pt" style:font-size-complex="24pt"/>
    </style:style>
    <style:style style:name="T20" style:family="text">
      <style:text-properties officeooo:rsid="0011cbe6"/>
    </style:style>
    <style:style style:name="T21" style:family="text">
      <style:text-properties officeooo:rsid="00139afe"/>
    </style:style>
    <style:style style:name="T22" style:family="text">
      <style:text-properties officeooo:rsid="0014f829"/>
    </style:style>
    <style:style style:name="T23" style:family="text">
      <style:text-properties officeooo:rsid="0016c119"/>
    </style:style>
    <style:style style:name="T24" style:family="text">
      <style:text-properties fo:color="#ef413d" style:text-underline-style="none" fo:font-weight="bold" style:font-weight-asian="bold" style:font-weight-complex="bold"/>
    </style:style>
    <style:style style:name="T25" style:family="text">
      <style:text-properties fo:color="#ef413d" style:text-underline-style="none" fo:font-weight="bold" officeooo:rsid="0017b097" style:font-weight-asian="bold" style:font-weight-complex="bold"/>
    </style:style>
    <style:style style:name="T26" style:family="text">
      <style:text-properties style:text-line-through-style="solid" style:text-line-through-type="single" style:text-underline-style="none"/>
    </style:style>
    <style:style style:name="T27" style:family="text">
      <style:text-properties style:text-line-through-style="solid" style:text-line-through-type="single" style:text-underline-style="none" officeooo:rsid="0017b097"/>
    </style:style>
    <style:style style:name="T28" style:family="text">
      <style:text-properties officeooo:rsid="00242fc0"/>
    </style:style>
    <style:style style:name="T29" style:family="text">
      <style:text-properties officeooo:rsid="0025f51c"/>
    </style:style>
    <style:style style:name="T30" style:family="text">
      <style:text-properties officeooo:rsid="00281fdf"/>
    </style:style>
    <style:style style:name="T31" style:family="text">
      <style:text-properties officeooo:rsid="002888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0">Taho.exe </text:span><text:span text:style-name="T11">4.0</text:span><text:span text:style-name="T12">8</text:span><text:span text:style-name="T1"><text:tab/><text:tab/><text:tab/><text:tab/><text:tab/><text:tab/><text:tab/></text:span><text:span text:style-name="T19">24</text:span><text:span text:style-name="T17">.</text:span><text:span text:style-name="T19">2</text:span><text:span text:style-name="T17">.1</text:span><text:span text:style-name="T18">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0">1 <text:s/><text:a xlink:type="simple" xlink:href="#__RefHeading__5092_1784923760" text:style-name="Internet_20_link" text:visited-style-name="Internet_20_link">Vorwort</text:a><text:tab/>2</text:p>
          <text:p text:style-name="P85">1.1 <text:s/><text:a xlink:type="simple" xlink:href="#__RefHeading__2047_313844448" text:style-name="Internet_20_link" text:visited-style-name="Internet_20_link">Vorwort zur Version 3</text:a><text:tab/>2</text:p>
          <text:p text:style-name="P85">1.2 <text:s/><text:a xlink:type="simple" xlink:href="#__RefHeading__5194_1216396685" text:style-name="Internet_20_link" text:visited-style-name="Internet_20_link">Vorwort zur Version 3.08</text:a><text:tab/>2</text:p>
          <text:p text:style-name="P85">1.3 <text:s/><text:a xlink:type="simple" xlink:href="#__RefHeading__5194_12163966851" text:style-name="Internet_20_link" text:visited-style-name="Internet_20_link">Vorwort zur Version 4.00ß</text:a><text:tab/>2</text:p>
          <text:p text:style-name="P85">1.4 <text:s/><text:a xlink:type="simple" xlink:href="#__RefHeading___Toc1272_632284729" text:style-name="Internet_20_link" text:visited-style-name="Internet_20_link">Vorwort zur Version 4.08</text:a><text:tab/>2</text:p>
          <text:p text:style-name="P70">2 <text:s/><text:a xlink:type="simple" xlink:href="#__RefHeading__5094_1784923760" text:style-name="Internet_20_link" text:visited-style-name="Internet_20_link">Installation</text:a><text:tab/>3</text:p>
          <text:p text:style-name="P70">3 <text:s/><text:a xlink:type="simple" xlink:href="#__RefHeading__5096_1784923760" text:style-name="Internet_20_link" text:visited-style-name="Internet_20_link">Benutzung</text:a><text:tab/>3</text:p>
          <text:p text:style-name="P85">3.1 <text:s/><text:a xlink:type="simple" xlink:href="#__RefHeading__5098_1784923760" text:style-name="Internet_20_link" text:visited-style-name="Internet_20_link">Sprache</text:a><text:tab/>3</text:p>
          <text:p text:style-name="P85">3.2 <text:s/><text:a xlink:type="simple" xlink:href="#__RefHeading__5100_1784923760" text:style-name="Internet_20_link" text:visited-style-name="Internet_20_link">Koordinaten</text:a><text:tab/>3</text:p>
          <text:p text:style-name="P85">3.3 <text:s/><text:a xlink:type="simple" xlink:href="#__RefHeading__2049_313844448" text:style-name="Internet_20_link" text:visited-style-name="Internet_20_link">Ausgabe</text:a><text:tab/>3</text:p>
          <text:p text:style-name="P69">3.3.a ) <text:a xlink:type="simple" xlink:href="#__RefHeading__5110_1784923760" text:style-name="Internet_20_link" text:visited-style-name="Internet_20_link">Namensgebung</text:a><text:tab/>3</text:p>
          <text:p text:style-name="P69">3.3.b ) <text:a xlink:type="simple" xlink:href="#__RefHeading__5108_1784923760" text:style-name="Internet_20_link" text:visited-style-name="Internet_20_link">Ausgabe Verzeichnis</text:a><text:tab/>3</text:p>
          <text:p text:style-name="P85">3.4 <text:s/><text:a xlink:type="simple" xlink:href="#__RefHeading__2051_313844448" text:style-name="Internet_20_link" text:visited-style-name="Internet_20_link">Pixel/Vektorkarten</text:a><text:tab/>4</text:p>
          <text:p text:style-name="P85">3.5 <text:s/><text:a xlink:type="simple" xlink:href="#__RefHeading__5104_1784923760" text:style-name="Internet_20_link" text:visited-style-name="Internet_20_link">Kartenquelle</text:a><text:tab/>4</text:p>
          <text:p text:style-name="P69">3.5.a ) <text:a xlink:type="simple" xlink:href="#__RefHeading__5106_1784923760" text:style-name="Internet_20_link" text:visited-style-name="Internet_20_link">Basispixelkarte</text:a><text:tab/>4</text:p>
          <text:p text:style-name="P69">3.5.b ) <text:a xlink:type="simple" xlink:href="#__RefHeading__2053_313844448" text:style-name="Internet_20_link" text:visited-style-name="Internet_20_link">Overlays für Pixelkarte</text:a><text:tab/>4</text:p>
          <text:p text:style-name="P69">3.5.c ) <text:a xlink:type="simple" xlink:href="#__RefHeading__5104_17849237601" text:style-name="Internet_20_link" text:visited-style-name="Internet_20_link">Vektorkarten</text:a><text:tab/>4</text:p>
          <text:p text:style-name="P85">3.6 <text:s/><text:a xlink:type="simple" xlink:href="#__RefHeading__5102_1784923760" text:style-name="Internet_20_link" text:visited-style-name="Internet_20_link">Weitere Einstellungen für Pixelkarten</text:a><text:tab/>4</text:p>
          <text:p text:style-name="P69">3.6.a ) <text:a xlink:type="simple" xlink:href="#__RefHeading__2055_313844448" text:style-name="Internet_20_link" text:visited-style-name="Internet_20_link">Größe</text:a><text:tab/>4</text:p>
          <text:p text:style-name="P69">3.6.b ) <text:a xlink:type="simple" xlink:href="#__RefHeading__2057_313844448" text:style-name="Internet_20_link" text:visited-style-name="Internet_20_link">Bits/Pixel</text:a><text:tab/>5</text:p>
          <text:p text:style-name="P69">3.6.c ) <text:a xlink:type="simple" xlink:href="#__RefHeading__2059_313844448" text:style-name="Internet_20_link" text:visited-style-name="Internet_20_link">Zoom-Stufen</text:a><text:tab/>5</text:p>
          <text:p text:style-name="P69">3.6.d ) <text:a xlink:type="simple" xlink:href="#__RefHeading___Toc3315_2122979132" text:style-name="Internet_20_link" text:visited-style-name="Internet_20_link">File-Typ</text:a><text:tab/>5</text:p>
          <text:p text:style-name="P69">3.6.e ) <text:a xlink:type="simple" xlink:href="#__RefHeading__5114_1784923760" text:style-name="Internet_20_link" text:visited-style-name="Internet_20_link">Kalibrationsfiles</text:a><text:tab/>5</text:p>
          <text:p text:style-name="P69">3.6.f ) <text:a xlink:type="simple" xlink:href="#__RefHeading__1871_1155861962" text:style-name="Internet_20_link" text:visited-style-name="Internet_20_link">ohne Kalibrationfiles in Unterordnern</text:a><text:tab/>5</text:p>
          <text:p text:style-name="P85">3.7 <text:s/><text:a xlink:type="simple" xlink:href="#__RefHeading__5116_1784923760" text:style-name="Internet_20_link" text:visited-style-name="Internet_20_link">Karten erstellen (Button oder Menü Bearbeiten)</text:a><text:tab/>5</text:p>
          <text:p text:style-name="P85">3.8 <text:s/><text:a xlink:type="simple" xlink:href="#__RefHeading__5118_1784923760" text:style-name="Internet_20_link" text:visited-style-name="Internet_20_link">OSM-Bugs laden (Menü Bearbeiten)</text:a><text:tab/>5</text:p>
          <text:p text:style-name="P85">3.9 <text:s/><text:a xlink:type="simple" xlink:href="#__RefHeading__5120_1784923760" text:style-name="Internet_20_link" text:visited-style-name="Internet_20_link">KMZ erstellen (Menü Bearbeiten)</text:a><text:tab/>6</text:p>
          <text:p text:style-name="P85">3.10 <text:s/><text:a xlink:type="simple" xlink:href="#__RefHeading__5122_1784923760" text:style-name="Internet_20_link" text:visited-style-name="Internet_20_link">Optionen (Menü Bearbeiten)</text:a><text:tab/>6</text:p>
          <text:p text:style-name="P69">3.10.a ) <text:a xlink:type="simple" xlink:href="#__RefHeading__880_451523758" text:style-name="Internet_20_link" text:visited-style-name="Internet_20_link">Anzahl Threads</text:a><text:tab/>6</text:p>
          <text:p text:style-name="P69">3.10.b ) <text:a xlink:type="simple" xlink:href="#__RefHeading__5124_1784923760" text:style-name="Internet_20_link" text:visited-style-name="Internet_20_link">Kartenquelle</text:a><text:tab/>6</text:p>
          <text:p text:style-name="P69">3.10.c ) <text:a xlink:type="simple" xlink:href="#__RefHeading__5126_1784923760" text:style-name="Internet_20_link" text:visited-style-name="Internet_20_link">Cache Gültigkeit</text:a><text:tab/>7</text:p>
          <text:p text:style-name="P69">3.10.d ) <text:a xlink:type="simple" xlink:href="#__RefHeading__5128_1784923760" text:style-name="Internet_20_link" text:visited-style-name="Internet_20_link">Packer</text:a><text:tab/>7</text:p>
          <text:p text:style-name="P85">3.11 <text:s/><text:a xlink:type="simple" xlink:href="#__RefHeading__5130_1784923760" text:style-name="Internet_20_link" text:visited-style-name="Internet_20_link">Einstellungen (Menü Datei)</text:a><text:tab/>8</text:p>
          <text:p text:style-name="P70">4 <text:s/><text:a xlink:type="simple" xlink:href="#__RefHeading__2061_313844448" text:style-name="Internet_20_link" text:visited-style-name="Internet_20_link">Fileformat Taho-Source</text:a><text:tab/>8</text:p>
          <text:p text:style-name="P70">5 <text:s/><text:a xlink:type="simple" xlink:href="#__RefHeading__848_437505835" text:style-name="Internet_20_link" text:visited-style-name="Internet_20_link">Erfahrungsberichte</text:a><text:tab/>8</text:p>
          <text:p text:style-name="P70">6 <text:s/><text:a xlink:type="simple" xlink:href="#__RefHeading__855_437505835" text:style-name="Internet_20_link" text:visited-style-name="Internet_20_link">Rechtliches und Quelle:</text:a><text:tab/>8</text:p>
          <text:p text:style-name="P70">7 <text:s/><text:a xlink:type="simple" xlink:href="#__RefHeading__5136_1784923760" text:style-name="Internet_20_link" text:visited-style-name="Internet_20_link">Änderungen seit Version 3.00</text:a><text:tab/>9</text:p>
          <text:p text:style-name="P70">8 <text:s/><text:a xlink:type="simple" xlink:href="#__RefHeading__850_437505835" text:style-name="Internet_20_link" text:visited-style-name="Internet_20_link">Bekannte Probleme und Aussicht</text:a><text:tab/>11</text:p>
          <text:p text:style-name="P70">9 <text:s/><text:a xlink:type="simple" xlink:href="#__RefHeading__1175_423189621" text:style-name="Internet_20_link" text:visited-style-name="Internet_20_link">Andere Programme</text:a><text:tab/>12</text:p>
          <text:p text:style-name="P85">9.1 <text:s/><text:a xlink:type="simple" xlink:href="#__RefHeading__1177_423189621" text:style-name="Internet_20_link" text:visited-style-name="Internet_20_link">Maperitive</text:a><text:tab/>12</text:p>
        </text:index-body>
      </text:table-of-content>
      <text:p text:style-name="P5"/>
      <text:list xml:id="list3128294254" text:style-name="Outline">
        <text:list-item>
          <text:h text:style-name="P74" text:outline-level="1"><text:bookmark-start text:name="__RefHeading__5092_1784923760"/>Vorwort<text:bookmark-end text:name="__RefHeading__5092_1784923760"/></text:h>
        </text:list-item>
      </text:list>
      <text:p text:style-name="P12"/>
      <text:p text:style-name="P12">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2">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2">Ab Version 2.02 können wie bei taho.pl auch 8Bit PNGs erzeugt werden. Damit sollte es auch wieder mit OZI funktionieren.</text:p>
      <text:p text:style-name="P12">Durch den Umstieg auf Android benutze ich das Programm inzwischen selber <text:span text:style-name="T29">nicht mehr</text:span>, bin also umso mehr auf <text:a xlink:type="simple" xlink:href="#5.Erfahrungsberichte|outline" text:style-name="Internet_20_link" text:visited-style-name="Visited_20_Internet_20_Link">Erfahrungsberichte</text:a> angewiesen.</text:p>
      <text:list xml:id="list190429266597924"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2">Mit Vektorkarten habe ich noch sehr wenig eigene Erfahrungen und keine Erfahrungsberichte anderer. Dieser Teil sollte also als ß angesehen werden. Bitte schickt mir also Verbesserungsvorschläge. <text:s/><text:bookmark-start text:name="__DdeLink__3258_169987545"/></text:p>
      <text:list xml:id="list190430132436129" text:continue-numbering="true" text:style-name="Outline">
        <text:list-item>
          <text:list>
            <text:list-item>
              <text:h text:style-name="P76" text:outline-level="2"><text:bookmark-start text:name="__RefHeading__5194_1216396685"/>Vorwort zur Version 3.08<text:bookmark-end text:name="__RefHeading__5194_1216396685"/><text:bookmark-end text:name="__DdeLink__3258_169987545"/></text:h>
            </text:list-item>
          </text:list>
        </text:list-item>
      </text:list>
      <text:p text:style-name="P12">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190430387377818" text:continue-numbering="true" text:style-name="Outline">
        <text:list-item>
          <text:list>
            <text:list-item>
              <text:h text:style-name="P76" text:outline-level="2"><text:bookmark-start text:name="__DdeLink__1817_856668453"/><text:bookmark-start text:name="__RefHeading__5194_12163966851"/>Vorwort zur Version 4.00ß<text:bookmark-end text:name="__RefHeading__5194_12163966851"/></text:h>
            </text:list-item>
          </text:list>
        </text:list-item>
      </text:list>
      <text:p text:style-name="P12">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190430264207484" text:continue-numbering="true" text:style-name="Outline">
        <text:list-item>
          <text:list>
            <text:list-item>
              <text:h text:style-name="P77" text:outline-level="2"><text:bookmark-start text:name="__RefHeading___Toc1272_632284729"/>Vorwort zur Version 4.08<text:bookmark-end text:name="__RefHeading___Toc1272_632284729"/></text:h>
            </text:list-item>
          </text:list>
        </text:list-item>
      </text:list>
      <text:p text:style-name="P18">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JanKovis/Taho" text:style-name="Internet_20_link" text:visited-style-name="Visited_20_Internet_20_Link">Github</text:a> verteilt. <text:bookmark-end text:name="__DdeLink__1273_632284729"/></text:p>
      <text:h text:style-name="P72" text:outline-level="1"/>
      <text:list xml:id="list190429966023541" text:continue-numbering="true" text:style-name="Outline">
        <text:list-item>
          <text:h text:style-name="P75" text:outline-level="1"><text:bookmark-start text:name="__RefHeading__5094_1784923760"/>Installation<text:bookmark-end text:name="__RefHeading__5094_1784923760"/></text:h>
        </text:list-item>
      </text:list>
      <text:p text:style-name="P12"><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8">7za.exe</text:span></text:a><text:span text:style-name="T1"> und </text:span><text:a xlink:type="simple" xlink:href="http://www.winrar.de/download.php" text:style-name="Internet_20_link" text:visited-style-name="Visited_20_Internet_20_Link"><text:span text:style-name="T8">Winrar</text:span></text:a><text:span text:style-name="T8">.</text:span> Die nötigen Einstellungen findet man im Menü: Bearbeiten/Optionen. </text:p>
      <text:list xml:id="list190429835595226"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2"><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8">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937458539" text:style-name="L1">
        <text:list-item>
          <text:p text:style-name="P20">„de“ ist die Abkürzung der jeweiligen Sprache. In taho_en.ts steht als Übersetzung also „en“. Dies sollte auch gleich sein zum Kürzel im Dateinamen.<text:bookmark-end text:name="__DdeLink__1821_856668453"/></text:p>
        </text:list-item>
        <text:list-item>
          <text:p text:style-name="P20"><text:bookmark-start text:name="__DdeLink__1835_1071641927"/>„Liesmich.pdf“ muß durch den Dateinamen mit der jeweiligen Hilfe übersetzt werden.<text:bookmark-end text:name="__DdeLink__1835_1071641927"/></text:p>
        </text:list-item>
      </text:list>
      <text:list xml:id="list190430249424723" text:continue-list="list190429835595226"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190429621741535"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190428459553319"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190428768978535" text:continue-numbering="true" text:style-name="Outline">
        <text:list-item>
          <text:list>
            <text:list-item>
              <text:h text:style-name="P79" text:outline-level="2"><text:bookmark-start text:name="__RefHeading__2051_313844448"/><text:soft-page-break/>Pixel/Vektorkarten<text:bookmark-end text:name="__RefHeading__2051_313844448"/></text:h>
            </text:list-item>
          </text:list>
        </text:list-item>
      </text:list>
      <text:p text:style-name="P12">Durch Auswahl eines der beiden Reiters wählt man aus welche Art Karten man laden will. Die meisten hiernach folgenden Einstellungen werden nur für Pixelkarten benötigt und sonst ausgeblendet. Die Erzeu­gung von Vektorkarten ist noch im ß-Stadium.</text:p>
      <text:list xml:id="list190430315446851"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427_1690386132"/><text:bookmark-start text:name="__DdeLink__2410_1690386132"/><text:bookmark-start text:name="__DdeLink__1162_423189621"/><text:bookmark-start text:name="__DdeLink__1170_423189621"/><text:bookmark-start text:name="__DdeLink__2315_423189621"/><text:a xlink:type="simple" xlink:href="#9.1.Maperitive |outline" text:style-name="Internet_20_link" text:visited-style-name="Visited_20_Internet_20_Link">Maperitive</text:a><text:bookmark-end text:name="__DdeLink__2427_1690386132"/><text:bookmark-end text:name="__DdeLink__2410_1690386132"/><text:bookmark-end text:name="__DdeLink__1162_423189621"/><text:bookmark-end text:name="__DdeLink__1170_423189621"/><text:bookmark-end text:name="__DdeLink__2315_423189621"/>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3"><text:bookmark-start text:name="__DdeLink__2449_1954125955"/><text:bookmark-start text:name="__DdeLink__3133_2732426136"/><text:bookmark-start text:name="__DdeLink__3391_3729352085"/><text:span text:style-name="T5">Bei einigen Quellservern wie </text:span><text:a xlink:type="simple" xlink:href="https://www.thunderforest.com/" text:style-name="Internet_20_link" text:visited-style-name="Visited_20_Internet_20_Link">Thunderforest</text:a> <text:span text:style-name="T21">und </text:span><text:a xlink:type="simple" xlink:href="https://www.maptiler.com/" text:style-name="Internet_20_link" text:visited-style-name="Visited_20_Internet_20_Link"><text:span text:style-name="T21">Maptiler</text:span></text:a> <text:span text:style-name="T22">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2449_1954125955"/><text:bookmark-end text:name="__DdeLink__3133_2732426136"/><text:bookmark-end text:name="__DdeLink__3391_3729352085"/></text:p>
      <text:list xml:id="list190429643465306" text:continue-numbering="true" text:style-name="Outline">
        <text:list-item>
          <text:list>
            <text:list-item>
              <text:list>
                <text:list-item>
                  <text:h text:style-name="P81" text:outline-level="3"><text:bookmark-start text:name="__RefHeading__2053_313844448"/>Overlays für Pixelkarte<text:bookmark-end text:name="__RefHeading__2053_313844448"/></text:h>
                </text:list-item>
              </text:list>
            </text:list-item>
          </text:list>
        </text:list-item>
      </text:list>
      <text:p text:style-name="P12"><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8">3.10a)</text:span></text:a></text:p>
      <text:list xml:id="list190428860244529"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190430012841532"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82"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0">vier</text:span> Besonderheiten:</text:p>
      <text:list xml:id="list273555434" text:style-name="L2">
        <text:list-item>
          <text:p text:style-name="P21">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21">keine: hier werden keine Karten zusammengebaut. Es werden also nur die Kacheln geladen. Es gibt Software ,die damit arbeiten kann. Kalibrationsfiles sind dabei nicht nötig.</text:p>
        </text:list-item>
        <text:list-item>
          <text:p text:style-name="P47">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1">Nutzt man dies zum ersten Mal wird ggf abgefragt wo der Ordner für QTLocation Karten ist.</text:span></text:p>
        </text:list-item>
        <text:list-item>
          <text:p text:style-name="P21">256*256 eigentlich keine Besonderheit, aber es erscheint unnötig, da ja auch die Tiles bei „keine“ (s. <text:span text:style-name="T30">v</text:span>or<text:span text:style-name="T30">letzt</text:span>er Punkt) Tiles dieser Größe erzeugt. Aber einerseits sind diese auf viele Unterordner verteilt, andererseits können dort keine Tiles mit Overlays kombiniert werden.</text:p>
        </text:list-item>
      </text:list>
      <text:h text:style-name="P83" text:outline-level="3"/>
      <text:list xml:id="list190429792032005" text:continue-list="list190430012841532" text:style-name="Outline">
        <text:list-item>
          <text:list>
            <text:list-item>
              <text:list>
                <text:list-item>
                  <text:h text:style-name="P84"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190429808718029"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190428522877637"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190429919070297" text:continue-numbering="true" text:style-name="Outline">
        <text:list-item>
          <text:list>
            <text:list-item>
              <text:list>
                <text:list-item>
                  <text:h text:style-name="Anleitung_20_3" text:outline-level="3"><text:bookmark-start text:name="__RefHeading__5114_1784923760"/>Kalibrat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190428940464765"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2">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4241518058" text:style-name="L3">
        <text:list-item>
          <text:p text:style-name="P51">Größe: 256*256</text:p>
        </text:list-item>
        <text:list-item>
          <text:p text:style-name="P51">Namensgebung: Ordner.</text:p>
        </text:list-item>
        <text:list-item>
          <text:p text:style-name="P51">Filetyp: png oder png.tile</text:p>
        </text:list-item>
      </text:list>
      <text:list xml:id="list190430111044003" text:continue-list="list190428940464765"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190429887064694" text:continue-numbering="true" text:style-name="Outline">
        <text:list-item>
          <text:list>
            <text:list-item>
              <text:h text:style-name="Anleitung_20_2" text:outline-level="2"><text:bookmark-start text:name="__RefHeading__5118_1784923760"/><text:span text:style-name="T8">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78" text:outline-level="2"/>
      <text:list xml:id="list190428769487693" text:continue-numbering="true" text:style-name="Outline">
        <text:list-item>
          <text:list>
            <text:list-item>
              <text:h text:style-name="P80" text:outline-level="2"><text:bookmark-start text:name="__RefHeading__5120_1784923760"/><text:span text:style-name="T8">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1467688161" text:style-name="L4">
        <text:list-item>
          <text:p text:style-name="P22">entweder erzeugt man für jede Karte ein eigenes kmz (also 1kml + 1Karte → 1kmz) </text:p>
        </text:list-item>
        <text:list-item>
          <text:p text:style-name="P22">oder ein kmz pro Zoom-Stufe </text:p>
        </text:list-item>
        <text:list-item>
          <text:p text:style-name="P22">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190429510390303" text:continue-list="list190428769487693"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3980999376" text:style-name="L5">
        <text:list-item>
          <text:p text:style-name="P52"><text:span text:style-name="T1">die Sprache auswählen. </text:span><text:a xlink:type="simple" xlink:href="#3.1.Sprache|outline" text:style-name="Internet_20_link" text:visited-style-name="Visited_20_Internet_20_Link"><text:span text:style-name="T8">s.</text:span></text:a><text:a xlink:type="simple" xlink:href="#3.1.Sprache|outline" text:style-name="Internet_20_link" text:visited-style-name="Visited_20_Internet_20_Link">3.1)</text:a></text:p>
        </text:list-item>
        <text:list-item>
          <text:p text:style-name="P52">den User Agent ID festlegen (s.u.)</text:p>
        </text:list-item>
        <text:list-item>
          <text:p text:style-name="P52">die maximale Anzahl Threads (s.u.)</text:p>
        </text:list-item>
        <text:list-item>
          <text:p text:style-name="P23">Einstellungen zur Kartenquelle vornehmen</text:p>
        </text:list-item>
        <text:list-item>
          <text:p text:style-name="P49">Verzeichnis für QTLocation Offline Karten.</text:p>
        </text:list-item>
        <text:list-item>
          <text:p text:style-name="P23">den Packer und seine Syntax für die Kommandozeile bestimmen.</text:p>
        </text:list-item>
      </text:list>
      <text:list xml:id="list190430023735910" text:continue-list="list190429510390303"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334876147" text:style-name="L6">
        <text:list-item>
          <text:p text:style-name="P24">der Internetverbindung, je schneller die ist je eher bringen mehr Threads etwas</text:p>
        </text:list-item>
        <text:list-item>
          <text:p text:style-name="P24">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53"><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8">s. 4.)</text:span></text:a></text:p>
        </text:list-item>
      </text:list>
      <text:p text:style-name="P1">Default mäßig nutzt Taho so viele Threads wie es Kerne gibt es sei denn hier wird etwas anderes eingestellt oder für eine Quelle gibt es Beschränkungen.</text:p>
      <text:list xml:id="list190429264241117" text:continue-list="list190430023735910"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3">in </text:span><text:bookmark-start text:name="__DdeLink__1409_1954125955"/>defsrc<text:span text:style-name="T23">P</text:span>.taho<text:bookmark-end text:name="__DdeLink__1409_1954125955"/> <text:span text:style-name="T23">enthalten. Außerdem wird versucht </text:span><text:bookmark-start text:name="__DdeLink__1411_1954125955"/>mydefsrc.taho<text:bookmark-end text:name="__DdeLink__1411_1954125955"/> nachzuladen, <text:span text:style-name="T23">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3">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3">P</text:span>.taho aus dem www zu laden. Ich <text:soft-page-break/>lege eine aktuelle Version unter:</text:p>
      <text:p text:style-name="P4"><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3">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3">P</text:span>.taho. Wer also sein geändertes defsrc<text:span text:style-name="T23">P</text:span>.taho allen zugänglich machen will, kopiere es irgendwohin und setze den Link auf o.g. Seite entsprechend.</text:p>
      <text:p text:style-name="P1">Damit man einfach defsrc<text:span text:style-name="T23">P</text:span>.taho updaten kann gibt es jetzt das mydefsrc.taho, so kann man eigene Quellen dort sichern ohne das sie bei einem Update verloren gehen</text:p>
      <text:p text:style-name="P12"><text:span text:style-name="T1">Auf </text:span><text:a xlink:type="simple" xlink:href="http://toolserver.org/~osm/locale/" text:style-name="Internet_20_link" text:visited-style-name="Visited_20_Internet_20_Link"><text:span text:style-name="T8">dieser Seite</text:span></text:a><text:span text:style-name="T1"> </text:span><text:span text:style-name="T24">g</text:span><text:span text:style-name="T25">a</text:span><text:span text:style-name="T24">b</text:span><text:span text:style-name="T1"> es etwa 275 Sprachversionen als Overlays,</text:span><text:span text:style-name="T26"> die mit der Basiskarte „No Label“ benutzt werden sollen. Um die Overlay-Auswahl nicht ganz unübersichtlich zu machen ha</text:span><text:span text:style-name="T27">b</text:span><text:span text:style-name="T26">e ich nur Deutsch, Englisch und Französisch aufgenommen. Man </text:span><text:span text:style-name="T27">kann</text:span><text:span text:style-name="T26"> aber einfach weitere Sprachen hinzufügen. Dazu sucht man sich zuerst auf o.g. Seite das gewünschte Overlay aus, z.B. die spanische Version „osm-label-es“ dann editiert man das mydefsrc.taho. <text:s/>Dort gibt es z.B. schon:</text:span></text:p>
      <text:p text:style-name="P16"><text:tab/><text:tab/>&lt;src&gt;</text:p>
      <text:p text:style-name="P16"><text:tab/><text:tab/><text:tab/>&lt;name&gt;osm-labels-de&lt;/name&gt;</text:p>
      <text:p text:style-name="P16"><text:tab/><text:tab/><text:tab/>&lt;url&gt;http://a.www.toolserver.org/tiles/osm-labels-de&lt;/url&gt;</text:p>
      <text:p text:style-name="P16"><text:tab/><text:tab/>&lt;/src&gt;</text:p>
      <text:p text:style-name="P16">Fügt man entsprechend einen Block:</text:p>
      <text:p text:style-name="P16"><text:tab/><text:tab/>&lt;src&gt;</text:p>
      <text:p text:style-name="P16"><text:tab/><text:tab/><text:tab/>&lt;name&gt;osm-labels-se&lt;/name&gt;</text:p>
      <text:p text:style-name="P16"><text:tab/><text:tab/><text:tab/>&lt;url&gt;http://a.www.toolserver.org/tiles/osm-labels-es&lt;/url&gt;</text:p>
      <text:p text:style-name="P16"><text:tab/><text:tab/>&lt;/src&gt;</text:p>
      <text:p text:style-name="P16">hinzu kann man auch spanische Karten benutzen.</text:p>
      <text:p text:style-name="P17">Leider gibt es die Seite nicht mehr falls jemand eine entsprechende neue Quelle findet teilt mir dies bitte mit!</text:p>
      <text:list xml:id="list190429797163959"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190429775704296"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593054312" text:style-name="L7">
        <text:list-item>
          <text:p text:style-name="P25">7-zip (bzw. seine Kommandozeilen Version 7za.exe): „a -tzip $Z @$L“</text:p>
        </text:list-item>
        <text:list-item>
          <text:p text:style-name="P25">Winrar: „a -afzip $Z @$L"</text:p>
        </text:list-item>
        <text:list-item>
          <text:p text:style-name="P25">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text:soft-page-break/>Zum Entpacken der gz-Files sind die folgenden Kommandozeilen vorgegeben:</text:p>
      <text:list xml:id="list190430333970889" text:continue-numbering="true" text:style-name="L7">
        <text:list-item>
          <text:p text:style-name="P25">7-zip (bzw. seine Kommandozeilen Version 7za.exe): „x $Q -o$Z“</text:p>
        </text:list-item>
        <text:list-item>
          <text:p text:style-name="P25">Winrar: „x $Q $Z"</text:p>
        </text:list-item>
        <text:list-item>
          <text:p text:style-name="P25">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190428839617374" text:continue-list="list190429775704296"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190429259731036"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2">bzw &lt;mapPubSrc&gt;</text:span>. Für jede Quelle gibt es einen Block &lt;src&gt;. </text:p>
      <text:p text:style-name="P14"><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190429302484968"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190429273725550" text:continue-numbering="true" text:style-name="Outline">
        <text:list-item>
          <text:h text:style-name="ANleitung_20_1" text:outline-level="1"><text:bookmark-start text:name="__RefHeading__855_437505835"/>Rechtliches und Quelle:<text:bookmark-end text:name="__RefHeading__855_437505835"/></text:h>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p text:style-name="P37"><text:span text:style-name="T29">Da es inzwischen einen weiteren Mitstreiter, Jan Kovis, gibt werden die Quellcodes ab jetzt per </text:span><text:a xlink:type="simple" xlink:href="https://github.com/JanKovis/Taho" text:style-name="Internet_20_link" text:visited-style-name="Visited_20_Internet_20_Link"><text:span text:style-name="T29">Github</text:span></text:a><text:span text:style-name="T29"> verteilt. </text:span><text:bookmark-end text:name="__DdeLink__1832_856668453"/></text:p>
      <text:h text:style-name="P71" text:outline-level="1"/>
      <text:list xml:id="list190429702697154" text:continue-numbering="true" text:style-name="Outline">
        <text:list-item>
          <text:h text:style-name="P73" text:outline-level="1"><text:bookmark-start text:name="__RefHeading__5136_1784923760"/>Änderungen seit Version <text:span text:style-name="T16">3</text:span>.0<text:span text:style-name="T16">0</text:span><text:bookmark-end text:name="__RefHeading__5136_1784923760"/></text:h>
        </text:list-item>
      </text:list>
      <text:p text:style-name="P60">4.0<text:span text:style-name="T30">8</text:span> vom <text:span text:style-name="T28">.2</text:span>.201<text:span text:style-name="T28">9</text:span></text:p>
      <text:list xml:id="list1317915552" text:style-name="L8">
        <text:list-item>
          <text:p text:style-name="P48">Als neue Karten-“Größe“ gibt es jetzt QTOffline</text:p>
        </text:list-item>
        <text:list-item>
          <text:p text:style-name="P48">Die allgemeinen Einstellungen (<text:span text:style-name="T31">Bearbeiten/Optionen)</text:span> werden jetzt in der Registry abgelegt, in das Taho-File kommen nur noch die Projekteigenschaften (<text:span text:style-name="T31">alles aus dem Hauptfenster</text:span>)</text:p>
        </text:list-item>
        <text:list-item>
          <text:p text:style-name="P50">Im Zusammenhang mit dem vorigen einiges an der Speicherung der Eigenschaften überarbeitet.</text:p>
        </text:list-item>
        <text:list-item>
          <text:p text:style-name="P50">Da Taho seit längerem per Installer eingerichtet wird machten die Optionen „Relativer Pfad“ usw. keinen Sinn mehr und flogen jetzt endlich raus.</text:p>
        </text:list-item>
      </text:list>
      <text:p text:style-name="P11"><text:bookmark-start text:name="__DdeLink__2437_1954125955"/><text:bookmark-start text:name="__DdeLink__1269_632284729"/><text:bookmark-start text:name="__DdeLink__3396_3729352085"/>4.0<text:span text:style-name="T20">7</text:span> vom <text:span text:style-name="T28">6.1</text:span>.201<text:span text:style-name="T28">9</text:span></text:p>
      <text:list xml:id="list190428896314015" text:continue-numbering="true" text:style-name="L8">
        <text:list-item>
          <text:p text:style-name="P38"><text:bookmark-start text:name="__DdeLink__2576_2732426136"/><text:bookmark-end text:name="__DdeLink__1269_632284729"/>Als Default Pfad für das Erzeugen von Karten wird jetzt einer unter "Dokumente" verwendet, da im Programmpfad evtl. keine Schreibrechte existieren.</text:p>
        </text:list-item>
        <text:list-item>
          <text:p text:style-name="P57"><text:span text:style-name="T1">Beim Default Path gab es Probleme mit dem letzten </text:span><text:span text:style-name="T4">B</text:span><text:span text:style-name="T1">ackslash.</text:span></text:p>
        </text:list-item>
        <text:list-item>
          <text:p text:style-name="P38"><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57"><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57"><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39">Konnte ein Tile nicht geladen werden wurde bisher versucht es durch ein Tile der Standardquelle zu ersetzen, dies brachte aber nicht viel und war nur aufwendig.</text:p>
        </text:list-item>
        <text:list-item>
          <text:p text:style-name="P39">viele URLs die früher mit http begannen beginnen jetzt mit https</text:p>
        </text:list-item>
        <text:list-item>
          <text:p text:style-name="P43">Seit Taho mit einem Installer installiert wird machen die Optionen zu den Pfaden keinen Sinn mehr, also habe ich sie gelöscht.</text:p>
        </text:list-item>
        <text:list-item>
          <text:p text:style-name="P44">Auch <text:s/>die öffentliche Version von Taho schreibt jetzt ein Log File im %temp% Ordner und zeigt dieses bei Downloadproblemen an. Bisher machte dies nur die Debug-Version</text:p>
        </text:list-item>
        <text:list-item>
          <text:p text:style-name="P39">andere kleine Bugs behoben<text:bookmark-end text:name="__DdeLink__2576_2732426136"/><text:bookmark-end text:name="__DdeLink__3396_3729352085"/></text:p>
        </text:list-item>
      </text:list>
      <text:p text:style-name="P10"><text:bookmark-start text:name="__DdeLink__1369_1991462952"/><text:bookmark-end text:name="__DdeLink__2437_1954125955"/><text:bookmark-start text:name="__DdeLink__4099_1991462952"/><text:bookmark-start text:name="__DdeLink__1275_130254367711"/><text:bookmark-start text:name="__DdeLink__1402_1954125955"/>4.0<text:span text:style-name="T16">6</text:span> vom <text:span text:style-name="T16">10.6</text:span>.201<text:span text:style-name="T14">8</text:span><text:bookmark-end text:name="__DdeLink__1275_130254367711"/><text:bookmark-end text:name="__DdeLink__1402_1954125955"/></text:p>
      <text:list xml:id="list1525327462" text:style-name="L9">
        <text:list-item>
          <text:p text:style-name="P58"><text:span text:style-name="T3">Das Erzeugen von 8Bit Karten funktionierte nicht, dies ist ein Problem der verwendeten QT-Bibliothek. Es gibt aber eine Funktion mit der es funktioniert, also ab jetzt klappt es.</text:span><text:span text:style-name="T9"><text:line-break/></text:span><text:bookmark-end text:name="__DdeLink__4099_1991462952"/></text:p>
        </text:list-item>
      </text:list>
      <text:p text:style-name="P10"><text:bookmark-start text:name="__DdeLink__1275_13025436771"/><text:bookmark-start text:name="__DdeLink__2650_2140923044"/><text:bookmark-start text:name="__DdeLink__1365_1991462952"/><text:bookmark-end text:name="__DdeLink__1369_1991462952"/><text:bookmark-start text:name="__DdeLink__1327_835241847"/>4.0<text:span text:style-name="T14">5</text:span> vom <text:span text:style-name="T13">8.6</text:span>.201<text:span text:style-name="T14">8</text:span><text:bookmark-end text:name="__DdeLink__1275_13025436771"/><text:span text:style-name="T14"><text:line-break/></text:span></text:p>
      <text:list xml:id="list2190026085" text:style-name="L10">
        <text:list-item>
          <text:p text:style-name="P45"><text:bookmark-end text:name="__DdeLink__1365_1991462952"/><text:bookmark-start text:name="__DdeLink__2322_3713751945"/>Es gibt 2 URLs die in Taho benutzt werden, diese waren:</text:p>
          <text:p text:style-name="P67"><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68"><text:span text:style-name="T15">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5">Diese URL ist ab jetzt im taho-File konfigurirbar.</text:span><text:bookmark-end text:name="__DdeLink__2322_3713751945"/><text:bookmark-end text:name="__DdeLink__1327_835241847"/></text:p>
          <text:p text:style-name="P59"><text:bookmark-end text:name="__DdeLink__2650_2140923044"/></text:p>
        </text:list-item>
      </text:list>
      <text:p text:style-name="P9"><text:bookmark-start text:name="__DdeLink__1275_1302543677"/><text:bookmark-start text:name="__DdeLink__1323_835241847"/><text:bookmark-start text:name="__DdeLink__3745_1302543677"/><text:bookmark-start text:name="__DdeLink__3739_1302543677"/><text:bookmark-start text:name="__DdeLink__2434_3364479541"/><text:bookmark-start text:name="__DdeLink__2216_837465292"/><text:bookmark-start text:name="__DdeLink__2429_16903861321"/>4.0<text:span text:style-name="T13">4</text:span> vom <text:span text:style-name="T13">4</text:span>.<text:span text:style-name="T13">8</text:span>.201<text:span text:style-name="T13">6</text:span><text:bookmark-end text:name="__DdeLink__1275_1302543677"/><text:span text:style-name="T13"><text:line-break/></text:span></text:p>
      <text:list xml:id="list190430248597026" text:continue-numbering="true" text:style-name="L10">
        <text:list-item>
          <text:p text:style-name="P46">Einige Quellen w<text:bookmark-end text:name="__DdeLink__1323_835241847"/>urden abgeschaltet, andere verschoben und neue gibt es auch.</text:p>
        </text:list-item>
        <text:list-item>
          <text:p text:style-name="P62"><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45_1302543677"/><text:bookmark-end text:name="__DdeLink__3739_1302543677"/></text:p>
        </text:list-item>
      </text:list>
      <text:p text:style-name="P9"/>
      <text:p text:style-name="P65">4.03 vom 8.10.2015<text:line-break/></text:p>
      <text:list xml:id="list2575322848" text:style-name="L11">
        <text:list-item>
          <text:p text:style-name="P40"><text:bookmark-end text:name="__DdeLink__2429_16903861321"/><text:bookmark-end text:name="__DdeLink__2434_336447954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40">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40">Bei der Übernahme der koordinaten aus dem bbox Tool wurden die Nord- und Südgrenzen vertauscht. Dank der Fehlertoleranz der nachfolgenden Routinen funktionierte es zwar war aber unschön ;-)<text:line-break/></text:p>
        </text:list-item>
      </text:list>
      <text:p text:style-name="P8"><text:bookmark-start text:name="__DdeLink__3703_1923389849"/><text:bookmark-start text:name="__DdeLink__2429_1690386132"/><text:bookmark-start text:name="__DdeLink__2434_336447954"/>4.02 vom 31.8.2015<text:line-break/></text:p>
      <text:list xml:id="list190429816246337" text:continue-numbering="true" text:style-name="L11">
        <text:list-item>
          <text:p text:style-name="P40">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29_1690386132"/><text:bookmark-end text:name="__DdeLink__2434_336447954"/></text:p>
        </text:list-item>
        <text:list-item>
          <text:p text:style-name="P40"><text:bookmark-end text:name="__DdeLink__3703_1923389849"/>Ab jetzt mit Installer<text:line-break/></text:p>
        </text:list-item>
      </text:list>
      <text:p text:style-name="P15"><text:span text:style-name="T8">4.01 V2 vom 20.8.2015<text:line-break/></text:span><text:bookmark-start text:name="__DdeLink__4080_19979565551"/></text:p>
      <text:list xml:id="list190429660851294" text:continue-numbering="true" text:style-name="L11">
        <text:list-item>
          <text:p text:style-name="P40">Im Bin<text:bookmark-start text:name="__DdeLink__1137_2627227641"/>ary-Paket fehlte mal wieder eine dll. Am Programm oder dem Source Paket hat sich nichts geändert.<text:bookmark-end text:name="__DdeLink__1137_2627227641"/></text:p>
        </text:list-item>
      </text:list>
      <text:p text:style-name="P15"><text:span text:style-name="T1"><text:line-break/></text:span><text:bookmark-end text:name="__DdeLink__4080_19979565551"/><text:bookmark-start text:name="__DdeLink__2249_262722764"/><text:bookmark-start text:name="__DdeLink__3395_262722764"/><text:span text:style-name="T8">4.01</text:span><text:bookmark-start text:name="__DdeLink__1119_38472965"/><text:span text:style-name="T8"> vom 23.7.2015</text:span></text:p>
      <text:list xml:id="list579653738" text:style-name="L12">
        <text:list-item>
          <text:p text:style-name="P41">Logfileausgabe überarbeitet</text:p>
        </text:list-item>
        <text:list-item>
          <text:p text:style-name="P41">Fehler beim Tile-Download wurden nicht richtig angezeigt</text:p>
        </text:list-item>
        <text:list-item>
          <text:p text:style-name="P41">Die lonvia Tiles sind umgezogen, um so etwas besser zu behandeln habe ich den Adressen Timestamps gegeben, damit Taho entscheiden kann welche Adresse aktuell ist (exe oder defsrc)</text:p>
        </text:list-item>
        <text:list-item>
          <text:p text:style-name="P41">Absturz durch Zugriff auf nicht existierenden Fortschritsdialog behoben, dieser spezielle existiert nur in der Debugversion</text:p>
        </text:list-item>
      </text:list>
      <text:p text:style-name="P8"><text:bookmark-end text:name="__DdeLink__1119_38472965"/></text:p>
      <text:p text:style-name="P15"><text:bookmark-end text:name="__DdeLink__3395_262722764"/><text:bookmark-end text:name="__DdeLink__2249_262722764"/><text:bookmark-start text:name="__DdeLink__1157_980675200"/><text:bookmark-start text:name="__DdeLink__1137_262722764"/><text:span text:style-name="T8">4.00ß V2 vom 6.12.2014<text:line-break/></text:span><text:bookmark-start text:name="__DdeLink__4080_1997956555"/></text:p>
      <text:list xml:id="list1056110066" text:style-name="L13">
        <text:list-item>
          <text:p text:style-name="P26">Im Binary-Paket fehlte eine dll. Am Programm oder dem Source Paket hat sich nichts geändert.<text:bookmark-end text:name="__DdeLink__1137_262722764"/><text:line-break/><text:bookmark-end text:name="__DdeLink__1157_980675200"/><text:bookmark-end text:name="__DdeLink__4080_1997956555"/></text:p>
        </text:list-item>
      </text:list>
      <text:p text:style-name="P5">4.00ß vom 1.12.2014</text:p>
      <text:p text:style-name="P12"><text:bookmark-start text:name="__DdeLink__1837_856668453"/><text:bookmark text:name="__DdeLink__3345_1997956555"/></text:p>
      <text:list xml:id="list2222799113" text:style-name="L14">
        <text:list-item>
          <text:p text:style-name="P27">Erste mit QT-Creator erzeugte Version, deshalb intern fast ein neues Programm, für den User hat sich aber wenig geändert. Es ist aber noch recht wenig getestet, deshalb das ß. <text:bookmark-end text:name="__DdeLink__1837_856668453"/></text:p>
          <text:p text:style-name="P27"/>
        </text:list-item>
      </text:list>
      <text:p text:style-name="P5">3<text:bookmark-start text:name="__DdeLink__3290_743791954"/>.09 vom 23.12.2013</text:p>
      <text:p text:style-name="P5"/>
      <text:list xml:id="list3984472353" text:style-name="L15">
        <text:list-item>
          <text:p text:style-name="P28"><text:bookmark-end text:name="__DdeLink__3290_743791954"/>Die 3.08 lief nicht unter Windows XP und auf Systemen ohne installiertes Visual Studio fehlte die mfc120.dll. Beides sollte mit dieser Version behoben sein.</text:p>
          <text:p text:style-name="P28"/>
        </text:list-item>
      </text:list>
      <text:p text:style-name="P5">3.08 vom 21.12.2013</text:p>
      <text:list xml:id="list2067056062" text:style-name="L16">
        <text:list-item>
          <text:list>
            <text:list-header>
              <text:p text:style-name="P29"/>
            </text:list-header>
          </text:list>
        </text:list-item>
        <text:list-item>
          <text:p text:style-name="P29">Da die OSM-Export-Seite nicht mehr für die Zwecke dieses Programms nutzbar war habe ich eine andere Seite angepasst und hier eingebaut. </text:p>
        </text:list-item>
        <text:list-item>
          <text:p text:style-name="P29">Anpassung an Visual Studio 2013 und Windows 8.1. S.a. <text:a xlink:type="simple" xlink:href="#1.2.Vorwort zur Version 3.08|outline" text:style-name="Internet_20_link" text:visited-style-name="Visited_20_Internet_20_Link">Vorwort zu Version 3.08</text:a></text:p>
          <text:p text:style-name="P29"/>
        </text:list-item>
      </text:list>
      <text:p text:style-name="P5"/>
      <text:p text:style-name="P66">3.07 vom 2.8.2013</text:p>
      <text:list xml:id="list190430151101701" text:continue-numbering="true" text:style-name="L16">
        <text:list-item>
          <text:p text:style-name="P29">Kartenquellen aufgeräumt, statt Cycle1 und Cycle2 nur noch Cycle und Osmarender gibt es nicht mehr. Damit sie nicht über ein Taho File doch reinkommen sind diese Namen auf einer schwarzen Liste.</text:p>
        </text:list-item>
        <text:list-item>
          <text:p text:style-name="P29">Bei „nur Tiles laden wurden Overlay-Tiles ignoriert</text:p>
        </text:list-item>
        <text:list-item>
          <text:p text:style-name="P29">Interne Änderungen.</text:p>
        </text:list-item>
      </text:list>
      <text:p text:style-name="P5">3.06 vom 9.8.2012</text:p>
      <text:list xml:id="list3534114768" text:style-name="L17">
        <text:list-item>
          <text:p text:style-name="P30">Beim Umschalten zwischen Vektor und Pixelkarte wurde png.tile nicht versteckt.</text:p>
        </text:list-item>
        <text:list-item>
          <text:p text:style-name="P54"><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8">User Agent ID</text:span></text:a></text:p>
        </text:list-item>
        <text:list-item>
          <text:p text:style-name="P31">Interne Änderungen (Lesen aus XML)</text:p>
        </text:list-item>
      </text:list>
      <text:p text:style-name="P6">3.05 vom 8.5.2012</text:p>
      <text:list xml:id="list3750486077" text:style-name="L18">
        <text:list-item>
          <text:list>
            <text:list-item>
              <text:p text:style-name="P55">durch eine Änderung in der 3.03 funktionierte die Größe 8192*8192 nicht mehr.</text:p>
            </text:list-item>
            <text:list-item>
              <text:p text:style-name="P55">Erweiterung des Fugawi-Kalibrationsfile um vp-Zeilen</text:p>
            </text:list-item>
          </text:list>
          <text:p text:style-name="P55"/>
        </text:list-item>
      </text:list>
      <text:p text:style-name="P5">3.04 vom 3.9.2011</text:p>
      <text:list xml:id="list2598176817" text:style-name="L19">
        <text:list-item>
          <text:list>
            <text:list-item>
              <text:p text:style-name="P32">Ohne default.taho wurde die maximale Anzahl Threads auf 0 gesetzt, was natürlich nicht funktioniert.</text:p>
            </text:list-item>
          </text:list>
        </text:list-item>
      </text:list>
      <text:p text:style-name="P5"/>
      <text:p text:style-name="P5">3.03 vom 1.8.2011</text:p>
      <text:list xml:id="list1718826973" text:style-name="L20">
        <text:list-item>
          <text:list>
            <text:list-item>
              <text:p text:style-name="P33">Die maximale Anzahl Threads kann jetzt eingestellt werden s. <text:a xlink:type="simple" xlink:href="#3.10.1.Anzahl Threads|outline" text:style-name="Internet_20_link" text:visited-style-name="Visited_20_Internet_20_Link">3.10a</text:a></text:p>
            </text:list-item>
            <text:list-item>
              <text:p text:style-name="P33">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33">Man kann jetzt auch 256*256 Pixel Karten erzeugen. <text:a xlink:type="simple" xlink:href="#3.6.1.Größe|outline" text:style-name="Internet_20_link" text:visited-style-name="Visited_20_Internet_20_Link">s. 3.6a</text:a></text:p>
            </text:list-item>
            <text:list-item>
              <text:p text:style-name="P33">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5"/>
      <text:p text:style-name="P5">3.02 vom 22.5.2011 </text:p>
      <text:list xml:id="list4233031500" text:style-name="L21">
        <text:list-item>
          <text:p text:style-name="P34">Es wurden die falschen Kalibrationsfiles erzeugt</text:p>
        </text:list-item>
      </text:list>
      <text:p text:style-name="P5"/>
      <text:p text:style-name="P5">3.01 vom 16.2.2011 </text:p>
      <text:list xml:id="list190430362291377" text:continue-numbering="true" text:style-name="L21">
        <text:list-item>
          <text:p text:style-name="P35">„nur“ Fehlerkorrekturen.</text:p>
        </text:list-item>
      </text:list>
      <text:p text:style-name="P5"/>
      <text:p text:style-name="P5">3.00 vom 15.2.2011 </text:p>
      <text:list xml:id="list2253578135" text:style-name="L22">
        <text:list-item>
          <text:p text:style-name="P36">Vektorkarten und OSM-Rohdaten können jetzt zusätzlich geladen werden</text:p>
        </text:list-item>
        <text:list-item>
          <text:p text:style-name="P42">u.a. wegen der Vektorkarten habe ich die Oberfläche überarbeitet.<text:line-break/></text:p>
        </text:list-item>
      </text:list>
      <text:list xml:id="list190428738838911" text:continue-list="list190429702697154" text:style-name="Outline">
        <text:list-item>
          <text:h text:style-name="ANleitung_20_1" text:outline-level="1"><text:bookmark-start text:name="__RefHeading__850_437505835"/>Bekannte Probleme und Aussicht<text:bookmark-end text:name="__RefHeading__850_437505835"/></text:h>
        </text:list-item>
      </text:list>
      <text:list xml:id="list2388994740" text:style-name="L23">
        <text:list-item>
          <text:p text:style-name="P64">Evtl. gibt es noch Probleme mit Karten die den 180. Längengrad kreuzen oder in die Polregionen reichen (dort gibt es keine OSM-Karten)</text:p>
        </text:list-item>
        <text:list-item>
          <text:p text:style-name="P64">Die Taho-Files (Kartenquellen) sollten besser editierbar werden als per Editor)</text:p>
        </text:list-item>
        <text:list-item>
          <text:p text:style-name="P64">Die Auswahl des Kartenbereichs sollte direkt in Taho geschehen, nicht über Bbox-Tool</text:p>
        </text:list-item>
        <text:list-item>
          <text:p text:style-name="P64">Bei den Vektorkarten ist sicher noch viel machbar, u.a. deren direkte Erzeugung aus der OSM-Datenbank.<text:bookmark-start text:name="__DdeLink__2418_1690386132"/><text:bookmark-start text:name="__DdeLink__2320_423189621"/></text:p>
        </text:list-item>
      </text:list>
      <text:h text:style-name="P71" text:outline-level="1"><text:soft-page-break/></text:h>
      <text:list xml:id="list190430112489960" text:continue-list="list190428738838911"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2"><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8">lokales Dir</text:span></text:a><text:span text:style-name="T1">“).</text:span><text:bookmark-end text:name="__DdeLink__2418_1690386132"/><text:bookmark-end text:name="__DdeLink__2320_423189621"/></text:p>
      <text:list xml:id="list190428674534274" text:continue-list="list2388994740" text:style-name="L23">
        <text:list-header>
          <text:p text:style-name="P64"/>
        </text:list-header>
      </text:list>
      <text:p text:style-name="P4">Dimitri Junk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2-24T19:04:27.532000000</dc:date>
    <meta:editing-cycles>118</meta:editing-cycles>
    <meta:editing-duration>P1DT22H43M33S</meta:editing-duration>
    <dc:creator>Dimitri Junker</dc:creator>
    <meta:document-statistic meta:table-count="0" meta:image-count="0" meta:object-count="0" meta:page-count="12" meta:paragraph-count="267" meta:word-count="4588" meta:character-count="29969" meta:non-whitespace-character-count="25668"/>
    <meta:user-defined meta:name="Info 1"/>
    <meta:user-defined meta:name="Info 2"/>
    <meta:user-defined meta:name="Info 3"/>
    <meta:user-defined meta:name="Info 4"/>
  </office:meta>
</office:document-meta>
</file>